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C695F1EB.png" manifest:media-type="image/png"/>
  <manifest:file-entry manifest:full-path="Pictures/1000000000000556000003000A393B8E.png" manifest:media-type="image/png"/>
  <manifest:file-entry manifest:full-path="Pictures/10000000000005560000030019CC2D17.png" manifest:media-type="image/png"/>
  <manifest:file-entry manifest:full-path="Pictures/1000000000000556000003008D8ADDC3.png" manifest:media-type="image/png"/>
  <manifest:file-entry manifest:full-path="Pictures/10000000000005560000030001E9948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4" text:anchor-type="paragraph" svg:x="-0.621cm" svg:y="0.455cm" svg:width="17cm" svg:height="9.557cm" draw:z-index="3"><draw:image xlink:href="Pictures/10000000000005560000030001E9948E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aphics1" text:anchor-type="paragraph" svg:x="-0.467cm" svg:y="0.24cm" svg:width="17cm" svg:height="10.827cm" draw:z-index="0"><draw:image xlink:href="Pictures/1000000000000556000003000A393B8E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graphics5" text:anchor-type="paragraph" svg:x="-0.192cm" svg:y="0.215cm" svg:width="18.23cm" svg:height="9.557cm" draw:z-index="4"><draw:image xlink:href="Pictures/10000000000005560000030019CC2D1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-0.265cm" svg:y="0.339cm" svg:width="18.366cm" svg:height="10.55cm" draw:z-index="1"><draw:image xlink:href="Pictures/1000000000000556000003008D8ADDC3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graphics3" text:anchor-type="paragraph" svg:x="-0.841cm" svg:y="0.273cm" svg:width="18.683cm" svg:height="10.716cm" draw:z-index="2"><draw:image xlink:href="Pictures/100000000000055600000300C695F1E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-II-III-06 </meta:initial-creator>
    <meta:creation-date>2016-03-14T13:28:00</meta:creation-date>
    <meta:printed-by>SL-II-III-06 </meta:printed-by>
    <meta:print-date>2016-03-14T13:36:11</meta:print-date>
    <dc:date>2016-03-14T13:36:29</dc:date>
    <dc:creator>SL-II-III-06 </dc:creator>
    <meta:editing-duration>P0D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3.5$Linux_X86_64 LibreOffice_project/350m1$Build-2</meta:generator>
  </office:meta>
</office:document-meta>
</file>